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98.17mm" svg:y="7.64mm">
            <loext:p draw:notify-on-update-of-ranges="option_roi_result.B1:option_roi_result.B1 option_roi_result.B2:option_roi_result.B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3mm" svg:y="102.75mm">
            <loext:p draw:notify-on-update-of-ranges="option_roi_result.C1:option_roi_result.C1 option_roi_result.C2:option_roi_result.C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7/1/3</text:p>
          </table:table-cell>
          <table:table-cell table:number-columns-repeated="2" office:value-type="float" office:value="-3.18536" calcext:value-type="float">
            <text:p>-3.18536</text:p>
          </table:table-cell>
        </table:table-row>
        <table:table-row table:style-name="ro1">
          <table:table-cell office:value-type="string" calcext:value-type="string">
            <text:p>2017/1/4</text:p>
          </table:table-cell>
          <table:table-cell table:number-columns-repeated="2" office:value-type="float" office:value="-6.37102" calcext:value-type="float">
            <text:p>-6.37102</text:p>
          </table:table-cell>
        </table:table-row>
        <table:table-row table:style-name="ro1">
          <table:table-cell office:value-type="string" calcext:value-type="string">
            <text:p>2017/1/5</text:p>
          </table:table-cell>
          <table:table-cell office:value-type="float" office:value="72.44198" calcext:value-type="float">
            <text:p>72.44198</text:p>
          </table:table-cell>
          <table:table-cell office:value-type="float" office:value="-9.55638" calcext:value-type="float">
            <text:p>-9.55638</text:p>
          </table:table-cell>
        </table:table-row>
        <table:table-row table:style-name="ro1">
          <table:table-cell office:value-type="string" calcext:value-type="string">
            <text:p>2017/1/6</text:p>
          </table:table-cell>
          <table:table-cell office:value-type="float" office:value="69.25496" calcext:value-type="float">
            <text:p>69.25496</text:p>
          </table:table-cell>
          <table:table-cell office:value-type="float" office:value="-12.7434" calcext:value-type="float">
            <text:p>-12.7434</text:p>
          </table:table-cell>
        </table:table-row>
        <table:table-row table:style-name="ro1">
          <table:table-cell office:value-type="string" calcext:value-type="string">
            <text:p>2017/1/9</text:p>
          </table:table-cell>
          <table:table-cell office:value-type="float" office:value="66.06742" calcext:value-type="float">
            <text:p>66.06742</text:p>
          </table:table-cell>
          <table:table-cell office:value-type="float" office:value="-15.93094" calcext:value-type="float">
            <text:p>-15.93094</text:p>
          </table:table-cell>
        </table:table-row>
        <table:table-row table:style-name="ro1">
          <table:table-cell office:value-type="string" calcext:value-type="string">
            <text:p>2017/1/10</text:p>
          </table:table-cell>
          <table:table-cell office:value-type="float" office:value="62.88082" calcext:value-type="float">
            <text:p>62.88082</text:p>
          </table:table-cell>
          <table:table-cell office:value-type="float" office:value="-19.11754" calcext:value-type="float">
            <text:p>-19.11754</text:p>
          </table:table-cell>
        </table:table-row>
        <table:table-row table:style-name="ro1">
          <table:table-cell office:value-type="string" calcext:value-type="string">
            <text:p>2017/1/11</text:p>
          </table:table-cell>
          <table:table-cell office:value-type="float" office:value="59.69296" calcext:value-type="float">
            <text:p>59.69296</text:p>
          </table:table-cell>
          <table:table-cell office:value-type="float" office:value="-22.3054" calcext:value-type="float">
            <text:p>-22.3054</text:p>
          </table:table-cell>
        </table:table-row>
        <table:table-row table:style-name="ro1">
          <table:table-cell office:value-type="string" calcext:value-type="string">
            <text:p>2017/1/12</text:p>
          </table:table-cell>
          <table:table-cell office:value-type="float" office:value="56.50594" calcext:value-type="float">
            <text:p>56.50594</text:p>
          </table:table-cell>
          <table:table-cell office:value-type="float" office:value="-25.49242" calcext:value-type="float">
            <text:p>-25.49242</text:p>
          </table:table-cell>
        </table:table-row>
        <table:table-row table:style-name="ro1">
          <table:table-cell office:value-type="string" calcext:value-type="string">
            <text:p>2017/1/13</text:p>
          </table:table-cell>
          <table:table-cell office:value-type="float" office:value="53.31822" calcext:value-type="float">
            <text:p>53.31822</text:p>
          </table:table-cell>
          <table:table-cell office:value-type="float" office:value="-28.68014" calcext:value-type="float">
            <text:p>-28.68014</text:p>
          </table:table-cell>
        </table:table-row>
        <table:table-row table:style-name="ro1">
          <table:table-cell office:value-type="string" calcext:value-type="string">
            <text:p>2017/1/16</text:p>
          </table:table-cell>
          <table:table-cell office:value-type="float" office:value="50.13106" calcext:value-type="float">
            <text:p>50.13106</text:p>
          </table:table-cell>
          <table:table-cell office:value-type="float" office:value="-31.8673" calcext:value-type="float">
            <text:p>-31.8673</text:p>
          </table:table-cell>
        </table:table-row>
        <table:table-row table:style-name="ro1">
          <table:table-cell office:value-type="string" calcext:value-type="string">
            <text:p>2017/1/17</text:p>
          </table:table-cell>
          <table:table-cell office:value-type="float" office:value="107.1299" calcext:value-type="float">
            <text:p>107.1299</text:p>
          </table:table-cell>
          <table:table-cell office:value-type="float" office:value="25.13154" calcext:value-type="float">
            <text:p>25.13154</text:p>
          </table:table-cell>
        </table:table-row>
        <table:table-row table:style-name="ro1">
          <table:table-cell office:value-type="string" calcext:value-type="string">
            <text:p>2017/1/18</text:p>
          </table:table-cell>
          <table:table-cell office:value-type="float" office:value="103.94322" calcext:value-type="float">
            <text:p>103.94322</text:p>
          </table:table-cell>
          <table:table-cell office:value-type="float" office:value="21.94486" calcext:value-type="float">
            <text:p>21.94486</text:p>
          </table:table-cell>
        </table:table-row>
        <table:table-row table:style-name="ro1">
          <table:table-cell office:value-type="string" calcext:value-type="string">
            <text:p>2017/1/19</text:p>
          </table:table-cell>
          <table:table-cell office:value-type="float" office:value="100.75652" calcext:value-type="float">
            <text:p>100.75652</text:p>
          </table:table-cell>
          <table:table-cell office:value-type="float" office:value="18.75816" calcext:value-type="float">
            <text:p>18.75816</text:p>
          </table:table-cell>
        </table:table-row>
        <table:table-row table:style-name="ro1">
          <table:table-cell office:value-type="string" calcext:value-type="string">
            <text:p>2017/1/20</text:p>
          </table:table-cell>
          <table:table-cell office:value-type="float" office:value="97.5709" calcext:value-type="float">
            <text:p>97.5709</text:p>
          </table:table-cell>
          <table:table-cell office:value-type="float" office:value="15.57254" calcext:value-type="float">
            <text:p>15.57254</text:p>
          </table:table-cell>
        </table:table-row>
        <table:table-row table:style-name="ro1">
          <table:table-cell office:value-type="string" calcext:value-type="string">
            <text:p>2017/1/23</text:p>
          </table:table-cell>
          <table:table-cell office:value-type="float" office:value="94.38448" calcext:value-type="float">
            <text:p>94.38448</text:p>
          </table:table-cell>
          <table:table-cell office:value-type="float" office:value="12.38612" calcext:value-type="float">
            <text:p>12.38612</text:p>
          </table:table-cell>
        </table:table-row>
        <table:table-row table:style-name="ro1">
          <table:table-cell office:value-type="string" calcext:value-type="string">
            <text:p>2017/1/24</text:p>
          </table:table-cell>
          <table:table-cell office:value-type="float" office:value="91.19598" calcext:value-type="float">
            <text:p>91.19598</text:p>
          </table:table-cell>
          <table:table-cell office:value-type="float" office:value="9.19762" calcext:value-type="float">
            <text:p>9.19762</text:p>
          </table:table-cell>
        </table:table-row>
        <table:table-row table:style-name="ro1">
          <table:table-cell office:value-type="string" calcext:value-type="string">
            <text:p>2017/2/2</text:p>
          </table:table-cell>
          <table:table-cell office:value-type="float" office:value="88.00594" calcext:value-type="float">
            <text:p>88.00594</text:p>
          </table:table-cell>
          <table:table-cell office:value-type="float" office:value="88.00922" calcext:value-type="float">
            <text:p>88.00922</text:p>
          </table:table-cell>
        </table:table-row>
        <table:table-row table:style-name="ro1">
          <table:table-cell office:value-type="string" calcext:value-type="string">
            <text:p>2017/2/3</text:p>
          </table:table-cell>
          <table:table-cell office:value-type="float" office:value="84.81754" calcext:value-type="float">
            <text:p>84.81754</text:p>
          </table:table-cell>
          <table:table-cell office:value-type="float" office:value="84.82082" calcext:value-type="float">
            <text:p>84.82082</text:p>
          </table:table-cell>
        </table:table-row>
        <table:table-row table:style-name="ro1">
          <table:table-cell office:value-type="string" calcext:value-type="string">
            <text:p>2017/2/6</text:p>
          </table:table-cell>
          <table:table-cell office:value-type="float" office:value="81.62796" calcext:value-type="float">
            <text:p>81.62796</text:p>
          </table:table-cell>
          <table:table-cell office:value-type="float" office:value="81.63124" calcext:value-type="float">
            <text:p>81.63124</text:p>
          </table:table-cell>
        </table:table-row>
        <table:table-row table:style-name="ro1">
          <table:table-cell office:value-type="string" calcext:value-type="string">
            <text:p>2017/2/7</text:p>
          </table:table-cell>
          <table:table-cell office:value-type="float" office:value="78.43802" calcext:value-type="float">
            <text:p>78.43802</text:p>
          </table:table-cell>
          <table:table-cell office:value-type="float" office:value="78.4413" calcext:value-type="float">
            <text:p>78.4413</text:p>
          </table:table-cell>
        </table:table-row>
        <table:table-row table:style-name="ro1">
          <table:table-cell office:value-type="string" calcext:value-type="string">
            <text:p>2017/2/8</text:p>
          </table:table-cell>
          <table:table-cell office:value-type="float" office:value="75.2478" calcext:value-type="float">
            <text:p>75.2478</text:p>
          </table:table-cell>
          <table:table-cell office:value-type="float" office:value="75.25108" calcext:value-type="float">
            <text:p>75.25108</text:p>
          </table:table-cell>
        </table:table-row>
        <table:table-row table:style-name="ro1">
          <table:table-cell office:value-type="string" calcext:value-type="string">
            <text:p>2017/2/9</text:p>
          </table:table-cell>
          <table:table-cell office:value-type="float" office:value="72.05748" calcext:value-type="float">
            <text:p>72.05748</text:p>
          </table:table-cell>
          <table:table-cell office:value-type="float" office:value="72.06076" calcext:value-type="float">
            <text:p>72.06076</text:p>
          </table:table-cell>
        </table:table-row>
        <table:table-row table:style-name="ro1">
          <table:table-cell office:value-type="string" calcext:value-type="string">
            <text:p>2017/2/10</text:p>
          </table:table-cell>
          <table:table-cell office:value-type="float" office:value="150.86388" calcext:value-type="float">
            <text:p>150.86388</text:p>
          </table:table-cell>
          <table:table-cell office:value-type="float" office:value="68.8688" calcext:value-type="float">
            <text:p>68.8688</text:p>
          </table:table-cell>
        </table:table-row>
        <table:table-row table:style-name="ro1">
          <table:table-cell office:value-type="string" calcext:value-type="string">
            <text:p>2017/2/13</text:p>
          </table:table-cell>
          <table:table-cell office:value-type="float" office:value="147.67052" calcext:value-type="float">
            <text:p>147.67052</text:p>
          </table:table-cell>
          <table:table-cell office:value-type="float" office:value="65.67544" calcext:value-type="float">
            <text:p>65.67544</text:p>
          </table:table-cell>
        </table:table-row>
        <table:table-row table:style-name="ro1">
          <table:table-cell office:value-type="string" calcext:value-type="string">
            <text:p>2017/2/14</text:p>
          </table:table-cell>
          <table:table-cell office:value-type="float" office:value="144.47598" calcext:value-type="float">
            <text:p>144.47598</text:p>
          </table:table-cell>
          <table:table-cell office:value-type="float" office:value="62.4809" calcext:value-type="float">
            <text:p>62.4809</text:p>
          </table:table-cell>
        </table:table-row>
        <table:table-row table:style-name="ro1">
          <table:table-cell office:value-type="string" calcext:value-type="string">
            <text:p>2017/2/15</text:p>
          </table:table-cell>
          <table:table-cell office:value-type="float" office:value="141.2815" calcext:value-type="float">
            <text:p>141.2815</text:p>
          </table:table-cell>
          <table:table-cell office:value-type="float" office:value="59.28642" calcext:value-type="float">
            <text:p>59.28642</text:p>
          </table:table-cell>
        </table:table-row>
        <table:table-row table:style-name="ro1">
          <table:table-cell office:value-type="string" calcext:value-type="string">
            <text:p>2017/2/16</text:p>
          </table:table-cell>
          <table:table-cell office:value-type="float" office:value="138.08516" calcext:value-type="float">
            <text:p>138.08516</text:p>
          </table:table-cell>
          <table:table-cell office:value-type="float" office:value="56.09008" calcext:value-type="float">
            <text:p>56.09008</text:p>
          </table:table-cell>
        </table:table-row>
        <table:table-row table:style-name="ro1">
          <table:table-cell office:value-type="string" calcext:value-type="string">
            <text:p>2017/2/17</text:p>
          </table:table-cell>
          <table:table-cell office:value-type="float" office:value="134.89" calcext:value-type="float">
            <text:p>134.89</text:p>
          </table:table-cell>
          <table:table-cell office:value-type="float" office:value="52.89492" calcext:value-type="float">
            <text:p>52.89492</text:p>
          </table:table-cell>
        </table:table-row>
        <table:table-row table:style-name="ro1">
          <table:table-cell office:value-type="string" calcext:value-type="string">
            <text:p>2017/2/18</text:p>
          </table:table-cell>
          <table:table-cell office:value-type="float" office:value="131.69448" calcext:value-type="float">
            <text:p>131.69448</text:p>
          </table:table-cell>
          <table:table-cell office:value-type="float" office:value="49.6994" calcext:value-type="float">
            <text:p>49.6994</text:p>
          </table:table-cell>
        </table:table-row>
        <table:table-row table:style-name="ro1">
          <table:table-cell office:value-type="string" calcext:value-type="string">
            <text:p>2017/2/20</text:p>
          </table:table-cell>
          <table:table-cell office:value-type="float" office:value="128.4988" calcext:value-type="float">
            <text:p>128.4988</text:p>
          </table:table-cell>
          <table:table-cell office:value-type="float" office:value="46.50372" calcext:value-type="float">
            <text:p>46.50372</text:p>
          </table:table-cell>
        </table:table-row>
        <table:table-row table:style-name="ro1">
          <table:table-cell office:value-type="string" calcext:value-type="string">
            <text:p>2017/2/21</text:p>
          </table:table-cell>
          <table:table-cell office:value-type="float" office:value="125.3033" calcext:value-type="float">
            <text:p>125.3033</text:p>
          </table:table-cell>
          <table:table-cell office:value-type="float" office:value="43.30822" calcext:value-type="float">
            <text:p>43.30822</text:p>
          </table:table-cell>
        </table:table-row>
        <table:table-row table:style-name="ro1">
          <table:table-cell office:value-type="string" calcext:value-type="string">
            <text:p>2017/2/22</text:p>
          </table:table-cell>
          <table:table-cell office:value-type="float" office:value="122.10768" calcext:value-type="float">
            <text:p>122.10768</text:p>
          </table:table-cell>
          <table:table-cell office:value-type="float" office:value="40.1126" calcext:value-type="float">
            <text:p>40.1126</text:p>
          </table:table-cell>
        </table:table-row>
        <table:table-row table:style-name="ro1">
          <table:table-cell office:value-type="string" calcext:value-type="string">
            <text:p>2017/2/23</text:p>
          </table:table-cell>
          <table:table-cell office:value-type="float" office:value="118.91212" calcext:value-type="float">
            <text:p>118.91212</text:p>
          </table:table-cell>
          <table:table-cell office:value-type="float" office:value="36.91704" calcext:value-type="float">
            <text:p>36.91704</text:p>
          </table:table-cell>
        </table:table-row>
        <table:table-row table:style-name="ro1">
          <table:table-cell office:value-type="string" calcext:value-type="string">
            <text:p>2017/2/24</text:p>
          </table:table-cell>
          <table:table-cell office:value-type="float" office:value="115.71676" calcext:value-type="float">
            <text:p>115.71676</text:p>
          </table:table-cell>
          <table:table-cell office:value-type="float" office:value="33.72168" calcext:value-type="float">
            <text:p>33.72168</text:p>
          </table:table-cell>
        </table:table-row>
        <table:table-row table:style-name="ro1">
          <table:table-cell office:value-type="string" calcext:value-type="string">
            <text:p>2017/3/1</text:p>
          </table:table-cell>
          <table:table-cell office:value-type="float" office:value="112.52148" calcext:value-type="float">
            <text:p>112.52148</text:p>
          </table:table-cell>
          <table:table-cell office:value-type="float" office:value="30.5264" calcext:value-type="float">
            <text:p>30.5264</text:p>
          </table:table-cell>
        </table:table-row>
        <table:table-row table:style-name="ro1">
          <table:table-cell office:value-type="string" calcext:value-type="string">
            <text:p>2017/3/2</text:p>
          </table:table-cell>
          <table:table-cell office:value-type="float" office:value="109.3263" calcext:value-type="float">
            <text:p>109.3263</text:p>
          </table:table-cell>
          <table:table-cell office:value-type="float" office:value="27.33122" calcext:value-type="float">
            <text:p>27.33122</text:p>
          </table:table-cell>
        </table:table-row>
        <table:table-row table:style-name="ro1">
          <table:table-cell office:value-type="string" calcext:value-type="string">
            <text:p>2017/3/3</text:p>
          </table:table-cell>
          <table:table-cell office:value-type="float" office:value="106.13338" calcext:value-type="float">
            <text:p>106.13338</text:p>
          </table:table-cell>
          <table:table-cell office:value-type="float" office:value="24.1383" calcext:value-type="float">
            <text:p>24.1383</text:p>
          </table:table-cell>
        </table:table-row>
        <table:table-row table:style-name="ro1">
          <table:table-cell office:value-type="string" calcext:value-type="string">
            <text:p>2017/3/6</text:p>
          </table:table-cell>
          <table:table-cell office:value-type="float" office:value="102.94056" calcext:value-type="float">
            <text:p>102.94056</text:p>
          </table:table-cell>
          <table:table-cell office:value-type="float" office:value="20.94548" calcext:value-type="float">
            <text:p>20.94548</text:p>
          </table:table-cell>
        </table:table-row>
        <table:table-row table:style-name="ro1">
          <table:table-cell office:value-type="string" calcext:value-type="string">
            <text:p>2017/3/7</text:p>
          </table:table-cell>
          <table:table-cell office:value-type="float" office:value="99.74666" calcext:value-type="float">
            <text:p>99.74666</text:p>
          </table:table-cell>
          <table:table-cell office:value-type="float" office:value="17.75158" calcext:value-type="float">
            <text:p>17.75158</text:p>
          </table:table-cell>
        </table:table-row>
        <table:table-row table:style-name="ro1">
          <table:table-cell office:value-type="string" calcext:value-type="string">
            <text:p>2017/3/8</text:p>
          </table:table-cell>
          <table:table-cell office:value-type="float" office:value="96.5519" calcext:value-type="float">
            <text:p>96.5519</text:p>
          </table:table-cell>
          <table:table-cell office:value-type="float" office:value="14.55682" calcext:value-type="float">
            <text:p>14.55682</text:p>
          </table:table-cell>
        </table:table-row>
        <table:table-row table:style-name="ro1">
          <table:table-cell office:value-type="string" calcext:value-type="string">
            <text:p>2017/3/9</text:p>
          </table:table-cell>
          <table:table-cell office:value-type="float" office:value="93.35708" calcext:value-type="float">
            <text:p>93.35708</text:p>
          </table:table-cell>
          <table:table-cell office:value-type="float" office:value="93.36364" calcext:value-type="float">
            <text:p>93.36364</text:p>
          </table:table-cell>
        </table:table-row>
        <table:table-row table:style-name="ro1">
          <table:table-cell office:value-type="string" calcext:value-type="string">
            <text:p>2017/3/10</text:p>
          </table:table-cell>
          <table:table-cell office:value-type="float" office:value="90.1641" calcext:value-type="float">
            <text:p>90.1641</text:p>
          </table:table-cell>
          <table:table-cell office:value-type="float" office:value="172.1723" calcext:value-type="float">
            <text:p>172.1723</text:p>
          </table:table-cell>
        </table:table-row>
        <table:table-row table:style-name="ro1">
          <table:table-cell office:value-type="string" calcext:value-type="string">
            <text:p>2017/3/13</text:p>
          </table:table-cell>
          <table:table-cell office:value-type="float" office:value="86.97118" calcext:value-type="float">
            <text:p>86.97118</text:p>
          </table:table-cell>
          <table:table-cell office:value-type="float" office:value="168.97938" calcext:value-type="float">
            <text:p>168.97938</text:p>
          </table:table-cell>
        </table:table-row>
        <table:table-row table:style-name="ro1">
          <table:table-cell office:value-type="string" calcext:value-type="string">
            <text:p>2017/3/14</text:p>
          </table:table-cell>
          <table:table-cell office:value-type="float" office:value="83.77688" calcext:value-type="float">
            <text:p>83.77688</text:p>
          </table:table-cell>
          <table:table-cell office:value-type="float" office:value="165.78508" calcext:value-type="float">
            <text:p>165.78508</text:p>
          </table:table-cell>
        </table:table-row>
        <table:table-row table:style-name="ro1">
          <table:table-cell office:value-type="string" calcext:value-type="string">
            <text:p>2017/3/15</text:p>
          </table:table-cell>
          <table:table-cell office:value-type="float" office:value="80.582" calcext:value-type="float">
            <text:p>80.582</text:p>
          </table:table-cell>
          <table:table-cell office:value-type="float" office:value="162.5902" calcext:value-type="float">
            <text:p>162.5902</text:p>
          </table:table-cell>
        </table:table-row>
        <table:table-row table:style-name="ro1">
          <table:table-cell office:value-type="string" calcext:value-type="string">
            <text:p>2017/3/16</text:p>
          </table:table-cell>
          <table:table-cell office:value-type="float" office:value="77.38586" calcext:value-type="float">
            <text:p>77.38586</text:p>
          </table:table-cell>
          <table:table-cell office:value-type="float" office:value="159.39406" calcext:value-type="float">
            <text:p>159.39406</text:p>
          </table:table-cell>
        </table:table-row>
        <table:table-row table:style-name="ro1">
          <table:table-cell office:value-type="string" calcext:value-type="string">
            <text:p>2017/3/17</text:p>
          </table:table-cell>
          <table:table-cell office:value-type="float" office:value="74.18882" calcext:value-type="float">
            <text:p>74.18882</text:p>
          </table:table-cell>
          <table:table-cell office:value-type="float" office:value="156.19702" calcext:value-type="float">
            <text:p>156.19702</text:p>
          </table:table-cell>
        </table:table-row>
        <table:table-row table:style-name="ro1">
          <table:table-cell office:value-type="string" calcext:value-type="string">
            <text:p>2017/3/20</text:p>
          </table:table-cell>
          <table:table-cell office:value-type="float" office:value="70.99138" calcext:value-type="float">
            <text:p>70.99138</text:p>
          </table:table-cell>
          <table:table-cell office:value-type="float" office:value="152.99958" calcext:value-type="float">
            <text:p>152.99958</text:p>
          </table:table-cell>
        </table:table-row>
        <table:table-row table:style-name="ro1">
          <table:table-cell office:value-type="string" calcext:value-type="string">
            <text:p>2017/3/21</text:p>
          </table:table-cell>
          <table:table-cell office:value-type="float" office:value="67.7929" calcext:value-type="float">
            <text:p>67.7929</text:p>
          </table:table-cell>
          <table:table-cell office:value-type="float" office:value="149.8011" calcext:value-type="float">
            <text:p>149.8011</text:p>
          </table:table-cell>
        </table:table-row>
        <table:table-row table:style-name="ro1">
          <table:table-cell office:value-type="string" calcext:value-type="string">
            <text:p>2017/3/22</text:p>
          </table:table-cell>
          <table:table-cell office:value-type="float" office:value="64.59514" calcext:value-type="float">
            <text:p>64.59514</text:p>
          </table:table-cell>
          <table:table-cell office:value-type="float" office:value="146.60334" calcext:value-type="float">
            <text:p>146.60334</text:p>
          </table:table-cell>
        </table:table-row>
        <table:table-row table:style-name="ro1">
          <table:table-cell office:value-type="string" calcext:value-type="string">
            <text:p>2017/3/23</text:p>
          </table:table-cell>
          <table:table-cell office:value-type="float" office:value="61.39636" calcext:value-type="float">
            <text:p>61.39636</text:p>
          </table:table-cell>
          <table:table-cell office:value-type="float" office:value="143.40456" calcext:value-type="float">
            <text:p>143.40456</text:p>
          </table:table-cell>
        </table:table-row>
        <table:table-row table:style-name="ro1">
          <table:table-cell office:value-type="string" calcext:value-type="string">
            <text:p>2017/3/24</text:p>
          </table:table-cell>
          <table:table-cell office:value-type="float" office:value="58.19786" calcext:value-type="float">
            <text:p>58.19786</text:p>
          </table:table-cell>
          <table:table-cell office:value-type="float" office:value="140.20606" calcext:value-type="float">
            <text:p>140.20606</text:p>
          </table:table-cell>
        </table:table-row>
        <table:table-row table:style-name="ro1">
          <table:table-cell office:value-type="string" calcext:value-type="string">
            <text:p>2017/3/27</text:p>
          </table:table-cell>
          <table:table-cell office:value-type="float" office:value="55.00034" calcext:value-type="float">
            <text:p>55.00034</text:p>
          </table:table-cell>
          <table:table-cell office:value-type="float" office:value="137.00854" calcext:value-type="float">
            <text:p>137.00854</text:p>
          </table:table-cell>
        </table:table-row>
        <table:table-row table:style-name="ro1">
          <table:table-cell office:value-type="string" calcext:value-type="string">
            <text:p>2017/3/28</text:p>
          </table:table-cell>
          <table:table-cell office:value-type="float" office:value="51.80198" calcext:value-type="float">
            <text:p>51.80198</text:p>
          </table:table-cell>
          <table:table-cell office:value-type="float" office:value="133.81018" calcext:value-type="float">
            <text:p>133.81018</text:p>
          </table:table-cell>
        </table:table-row>
        <table:table-row table:style-name="ro1">
          <table:table-cell office:value-type="string" calcext:value-type="string">
            <text:p>2017/3/29</text:p>
          </table:table-cell>
          <table:table-cell office:value-type="float" office:value="48.60398" calcext:value-type="float">
            <text:p>48.60398</text:p>
          </table:table-cell>
          <table:table-cell office:value-type="float" office:value="130.61218" calcext:value-type="float">
            <text:p>130.61218</text:p>
          </table:table-cell>
        </table:table-row>
        <table:table-row table:style-name="ro1">
          <table:table-cell office:value-type="string" calcext:value-type="string">
            <text:p>2017/3/30</text:p>
          </table:table-cell>
          <table:table-cell office:value-type="float" office:value="45.40674" calcext:value-type="float">
            <text:p>45.40674</text:p>
          </table:table-cell>
          <table:table-cell office:value-type="float" office:value="127.41494" calcext:value-type="float">
            <text:p>127.41494</text:p>
          </table:table-cell>
        </table:table-row>
        <table:table-row table:style-name="ro1">
          <table:table-cell office:value-type="string" calcext:value-type="string">
            <text:p>2017/3/31</text:p>
          </table:table-cell>
          <table:table-cell office:value-type="float" office:value="42.20954" calcext:value-type="float">
            <text:p>42.20954</text:p>
          </table:table-cell>
          <table:table-cell office:value-type="float" office:value="124.21774" calcext:value-type="float">
            <text:p>124.21774</text:p>
          </table:table-cell>
        </table:table-row>
        <table:table-row table:style-name="ro1">
          <table:table-cell office:value-type="string" calcext:value-type="string">
            <text:p>2017/4/5</text:p>
          </table:table-cell>
          <table:table-cell office:value-type="float" office:value="39.01252" calcext:value-type="float">
            <text:p>39.01252</text:p>
          </table:table-cell>
          <table:table-cell office:value-type="float" office:value="121.02072" calcext:value-type="float">
            <text:p>121.02072</text:p>
          </table:table-cell>
        </table:table-row>
        <table:table-row table:style-name="ro1">
          <table:table-cell office:value-type="string" calcext:value-type="string">
            <text:p>2017/4/6</text:p>
          </table:table-cell>
          <table:table-cell office:value-type="float" office:value="35.81388" calcext:value-type="float">
            <text:p>35.81388</text:p>
          </table:table-cell>
          <table:table-cell office:value-type="float" office:value="117.82208" calcext:value-type="float">
            <text:p>117.82208</text:p>
          </table:table-cell>
        </table:table-row>
        <table:table-row table:style-name="ro1">
          <table:table-cell office:value-type="string" calcext:value-type="string">
            <text:p>2017/4/7</text:p>
          </table:table-cell>
          <table:table-cell office:value-type="float" office:value="114.61742" calcext:value-type="float">
            <text:p>114.61742</text:p>
          </table:table-cell>
          <table:table-cell office:value-type="float" office:value="196.62562" calcext:value-type="float">
            <text:p>196.62562</text:p>
          </table:table-cell>
        </table:table-row>
        <table:table-row table:style-name="ro1">
          <table:table-cell office:value-type="string" calcext:value-type="string">
            <text:p>2017/4/10</text:p>
          </table:table-cell>
          <table:table-cell office:value-type="float" office:value="111.42002" calcext:value-type="float">
            <text:p>111.42002</text:p>
          </table:table-cell>
          <table:table-cell office:value-type="float" office:value="193.42822" calcext:value-type="float">
            <text:p>193.42822</text:p>
          </table:table-cell>
        </table:table-row>
        <table:table-row table:style-name="ro1">
          <table:table-cell office:value-type="string" calcext:value-type="string">
            <text:p>2017/4/11</text:p>
          </table:table-cell>
          <table:table-cell office:value-type="float" office:value="108.22266" calcext:value-type="float">
            <text:p>108.22266</text:p>
          </table:table-cell>
          <table:table-cell office:value-type="float" office:value="190.23086" calcext:value-type="float">
            <text:p>190.23086</text:p>
          </table:table-cell>
        </table:table-row>
        <table:table-row table:style-name="ro1">
          <table:table-cell office:value-type="string" calcext:value-type="string">
            <text:p>2017/4/12</text:p>
          </table:table-cell>
          <table:table-cell office:value-type="float" office:value="105.02626" calcext:value-type="float">
            <text:p>105.02626</text:p>
          </table:table-cell>
          <table:table-cell office:value-type="float" office:value="187.03446" calcext:value-type="float">
            <text:p>187.03446</text:p>
          </table:table-cell>
        </table:table-row>
        <table:table-row table:style-name="ro1">
          <table:table-cell office:value-type="string" calcext:value-type="string">
            <text:p>2017/4/13</text:p>
          </table:table-cell>
          <table:table-cell office:value-type="float" office:value="101.83018" calcext:value-type="float">
            <text:p>101.83018</text:p>
          </table:table-cell>
          <table:table-cell office:value-type="float" office:value="183.83838" calcext:value-type="float">
            <text:p>183.83838</text:p>
          </table:table-cell>
        </table:table-row>
        <table:table-row table:style-name="ro1">
          <table:table-cell office:value-type="string" calcext:value-type="string">
            <text:p>2017/4/14</text:p>
          </table:table-cell>
          <table:table-cell office:value-type="float" office:value="180.63566" calcext:value-type="float">
            <text:p>180.63566</text:p>
          </table:table-cell>
          <table:table-cell office:value-type="float" office:value="262.64386" calcext:value-type="float">
            <text:p>262.64386</text:p>
          </table:table-cell>
        </table:table-row>
        <table:table-row table:style-name="ro1">
          <table:table-cell office:value-type="string" calcext:value-type="string">
            <text:p>2017/4/17</text:p>
          </table:table-cell>
          <table:table-cell office:value-type="float" office:value="177.44082" calcext:value-type="float">
            <text:p>177.44082</text:p>
          </table:table-cell>
          <table:table-cell office:value-type="float" office:value="259.44902" calcext:value-type="float">
            <text:p>259.44902</text:p>
          </table:table-cell>
        </table:table-row>
        <table:table-row table:style-name="ro1">
          <table:table-cell office:value-type="string" calcext:value-type="string">
            <text:p>2017/4/18</text:p>
          </table:table-cell>
          <table:table-cell office:value-type="float" office:value="174.24564" calcext:value-type="float">
            <text:p>174.24564</text:p>
          </table:table-cell>
          <table:table-cell office:value-type="float" office:value="256.25384" calcext:value-type="float">
            <text:p>256.25384</text:p>
          </table:table-cell>
        </table:table-row>
        <table:table-row table:style-name="ro1">
          <table:table-cell office:value-type="string" calcext:value-type="string">
            <text:p>2017/4/19</text:p>
          </table:table-cell>
          <table:table-cell office:value-type="float" office:value="171.0516" calcext:value-type="float">
            <text:p>171.0516</text:p>
          </table:table-cell>
          <table:table-cell office:value-type="float" office:value="253.0598" calcext:value-type="float">
            <text:p>253.0598</text:p>
          </table:table-cell>
        </table:table-row>
        <table:table-row table:style-name="ro1">
          <table:table-cell office:value-type="string" calcext:value-type="string">
            <text:p>2017/4/20</text:p>
          </table:table-cell>
          <table:table-cell office:value-type="float" office:value="167.8596" calcext:value-type="float">
            <text:p>167.8596</text:p>
          </table:table-cell>
          <table:table-cell office:value-type="float" office:value="249.8678" calcext:value-type="float">
            <text:p>249.8678</text:p>
          </table:table-cell>
        </table:table-row>
        <table:table-row table:style-name="ro1">
          <table:table-cell office:value-type="string" calcext:value-type="string">
            <text:p>2017/4/21</text:p>
          </table:table-cell>
          <table:table-cell office:value-type="float" office:value="164.66626" calcext:value-type="float">
            <text:p>164.66626</text:p>
          </table:table-cell>
          <table:table-cell office:value-type="float" office:value="246.67446" calcext:value-type="float">
            <text:p>246.67446</text:p>
          </table:table-cell>
        </table:table-row>
        <table:table-row table:style-name="ro1">
          <table:table-cell office:value-type="string" calcext:value-type="string">
            <text:p>2017/4/24</text:p>
          </table:table-cell>
          <table:table-cell office:value-type="float" office:value="161.47128" calcext:value-type="float">
            <text:p>161.47128</text:p>
          </table:table-cell>
          <table:table-cell office:value-type="float" office:value="243.47948" calcext:value-type="float">
            <text:p>243.47948</text:p>
          </table:table-cell>
        </table:table-row>
        <table:table-row table:style-name="ro1">
          <table:table-cell office:value-type="string" calcext:value-type="string">
            <text:p>2017/4/25</text:p>
          </table:table-cell>
          <table:table-cell office:value-type="float" office:value="158.27632" calcext:value-type="float">
            <text:p>158.27632</text:p>
          </table:table-cell>
          <table:table-cell office:value-type="float" office:value="240.28452" calcext:value-type="float">
            <text:p>240.28452</text:p>
          </table:table-cell>
        </table:table-row>
        <table:table-row table:style-name="ro1">
          <table:table-cell office:value-type="string" calcext:value-type="string">
            <text:p>2017/4/26</text:p>
          </table:table-cell>
          <table:table-cell office:value-type="float" office:value="155.07918" calcext:value-type="float">
            <text:p>155.07918</text:p>
          </table:table-cell>
          <table:table-cell office:value-type="float" office:value="237.08738" calcext:value-type="float">
            <text:p>237.08738</text:p>
          </table:table-cell>
        </table:table-row>
        <table:table-row table:style-name="ro1">
          <table:table-cell office:value-type="string" calcext:value-type="string">
            <text:p>2017/4/27</text:p>
          </table:table-cell>
          <table:table-cell office:value-type="float" office:value="151.88256" calcext:value-type="float">
            <text:p>151.88256</text:p>
          </table:table-cell>
          <table:table-cell office:value-type="float" office:value="233.89076" calcext:value-type="float">
            <text:p>233.89076</text:p>
          </table:table-cell>
        </table:table-row>
        <table:table-row table:style-name="ro1">
          <table:table-cell office:value-type="string" calcext:value-type="string">
            <text:p>2017/4/28</text:p>
          </table:table-cell>
          <table:table-cell office:value-type="float" office:value="148.68558" calcext:value-type="float">
            <text:p>148.68558</text:p>
          </table:table-cell>
          <table:table-cell office:value-type="float" office:value="230.69378" calcext:value-type="float">
            <text:p>230.69378</text:p>
          </table:table-cell>
        </table:table-row>
        <table:table-row table:style-name="ro1">
          <table:table-cell office:value-type="string" calcext:value-type="string">
            <text:p>2017/5/2</text:p>
          </table:table-cell>
          <table:table-cell office:value-type="float" office:value="178.68496" calcext:value-type="float">
            <text:p>178.68496</text:p>
          </table:table-cell>
          <table:table-cell office:value-type="float" office:value="260.69316" calcext:value-type="float">
            <text:p>260.69316</text:p>
          </table:table-cell>
        </table:table-row>
        <table:table-row table:style-name="ro1">
          <table:table-cell office:value-type="string" calcext:value-type="string">
            <text:p>2017/5/3</text:p>
          </table:table-cell>
          <table:table-cell office:value-type="float" office:value="175.48608" calcext:value-type="float">
            <text:p>175.48608</text:p>
          </table:table-cell>
          <table:table-cell office:value-type="float" office:value="257.49428" calcext:value-type="float">
            <text:p>257.49428</text:p>
          </table:table-cell>
        </table:table-row>
        <table:table-row table:style-name="ro1">
          <table:table-cell office:value-type="string" calcext:value-type="string">
            <text:p>2017/5/4</text:p>
          </table:table-cell>
          <table:table-cell office:value-type="float" office:value="172.2871" calcext:value-type="float">
            <text:p>172.2871</text:p>
          </table:table-cell>
          <table:table-cell office:value-type="float" office:value="254.2953" calcext:value-type="float">
            <text:p>254.2953</text:p>
          </table:table-cell>
        </table:table-row>
        <table:table-row table:style-name="ro1">
          <table:table-cell office:value-type="string" calcext:value-type="string">
            <text:p>2017/5/5</text:p>
          </table:table-cell>
          <table:table-cell office:value-type="float" office:value="169.08822" calcext:value-type="float">
            <text:p>169.08822</text:p>
          </table:table-cell>
          <table:table-cell office:value-type="float" office:value="251.09642" calcext:value-type="float">
            <text:p>251.09642</text:p>
          </table:table-cell>
        </table:table-row>
        <table:table-row table:style-name="ro1">
          <table:table-cell office:value-type="string" calcext:value-type="string">
            <text:p>2017/5/8</text:p>
          </table:table-cell>
          <table:table-cell office:value-type="float" office:value="165.88968" calcext:value-type="float">
            <text:p>165.88968</text:p>
          </table:table-cell>
          <table:table-cell office:value-type="float" office:value="247.89788" calcext:value-type="float">
            <text:p>247.89788</text:p>
          </table:table-cell>
        </table:table-row>
        <table:table-row table:style-name="ro1">
          <table:table-cell office:value-type="string" calcext:value-type="string">
            <text:p>2017/5/9</text:p>
          </table:table-cell>
          <table:table-cell office:value-type="float" office:value="162.6914" calcext:value-type="float">
            <text:p>162.6914</text:p>
          </table:table-cell>
          <table:table-cell office:value-type="float" office:value="244.6996" calcext:value-type="float">
            <text:p>244.6996</text:p>
          </table:table-cell>
        </table:table-row>
        <table:table-row table:style-name="ro1">
          <table:table-cell office:value-type="string" calcext:value-type="string">
            <text:p>2017/5/10</text:p>
          </table:table-cell>
          <table:table-cell office:value-type="float" office:value="159.49268" calcext:value-type="float">
            <text:p>159.49268</text:p>
          </table:table-cell>
          <table:table-cell office:value-type="float" office:value="241.50088" calcext:value-type="float">
            <text:p>241.50088</text:p>
          </table:table-cell>
        </table:table-row>
        <table:table-row table:style-name="ro1">
          <table:table-cell office:value-type="string" calcext:value-type="string">
            <text:p>2017/5/11</text:p>
          </table:table-cell>
          <table:table-cell office:value-type="float" office:value="156.29348" calcext:value-type="float">
            <text:p>156.29348</text:p>
          </table:table-cell>
          <table:table-cell office:value-type="float" office:value="238.30168" calcext:value-type="float">
            <text:p>238.30168</text:p>
          </table:table-cell>
        </table:table-row>
        <table:table-row table:style-name="ro1">
          <table:table-cell office:value-type="string" calcext:value-type="string">
            <text:p>2017/5/12</text:p>
          </table:table-cell>
          <table:table-cell office:value-type="float" office:value="153.0938" calcext:value-type="float">
            <text:p>153.0938</text:p>
          </table:table-cell>
          <table:table-cell office:value-type="float" office:value="235.102" calcext:value-type="float">
            <text:p>235.102</text:p>
          </table:table-cell>
        </table:table-row>
        <table:table-row table:style-name="ro1">
          <table:table-cell office:value-type="string" calcext:value-type="string">
            <text:p>2017/5/15</text:p>
          </table:table-cell>
          <table:table-cell office:value-type="float" office:value="149.89396" calcext:value-type="float">
            <text:p>149.89396</text:p>
          </table:table-cell>
          <table:table-cell office:value-type="float" office:value="231.90216" calcext:value-type="float">
            <text:p>231.90216</text:p>
          </table:table-cell>
        </table:table-row>
        <table:table-row table:style-name="ro1">
          <table:table-cell office:value-type="string" calcext:value-type="string">
            <text:p>2017/5/16</text:p>
          </table:table-cell>
          <table:table-cell office:value-type="float" office:value="146.69312" calcext:value-type="float">
            <text:p>146.69312</text:p>
          </table:table-cell>
          <table:table-cell office:value-type="float" office:value="228.70132" calcext:value-type="float">
            <text:p>228.70132</text:p>
          </table:table-cell>
        </table:table-row>
        <table:table-row table:style-name="ro1">
          <table:table-cell office:value-type="string" calcext:value-type="string">
            <text:p>2017/5/17</text:p>
          </table:table-cell>
          <table:table-cell office:value-type="float" office:value="143.49322" calcext:value-type="float">
            <text:p>143.49322</text:p>
          </table:table-cell>
          <table:table-cell office:value-type="float" office:value="225.50142" calcext:value-type="float">
            <text:p>225.50142</text:p>
          </table:table-cell>
        </table:table-row>
        <table:table-row table:style-name="ro1">
          <table:table-cell office:value-type="string" calcext:value-type="string">
            <text:p>2017/5/18</text:p>
          </table:table-cell>
          <table:table-cell office:value-type="float" office:value="140.29512" calcext:value-type="float">
            <text:p>140.29512</text:p>
          </table:table-cell>
          <table:table-cell office:value-type="float" office:value="222.30332" calcext:value-type="float">
            <text:p>222.30332</text:p>
          </table:table-cell>
        </table:table-row>
        <table:table-row table:style-name="ro1">
          <table:table-cell office:value-type="string" calcext:value-type="string">
            <text:p>2017/5/19</text:p>
          </table:table-cell>
          <table:table-cell office:value-type="float" office:value="137.09572" calcext:value-type="float">
            <text:p>137.09572</text:p>
          </table:table-cell>
          <table:table-cell office:value-type="float" office:value="219.10392" calcext:value-type="float">
            <text:p>219.10392</text:p>
          </table:table-cell>
        </table:table-row>
        <table:table-row table:style-name="ro1">
          <table:table-cell office:value-type="string" calcext:value-type="string">
            <text:p>2017/5/22</text:p>
          </table:table-cell>
          <table:table-cell office:value-type="float" office:value="133.89638" calcext:value-type="float">
            <text:p>133.89638</text:p>
          </table:table-cell>
          <table:table-cell office:value-type="float" office:value="215.90458" calcext:value-type="float">
            <text:p>215.90458</text:p>
          </table:table-cell>
        </table:table-row>
        <table:table-row table:style-name="ro1">
          <table:table-cell office:value-type="string" calcext:value-type="string">
            <text:p>2017/5/23</text:p>
          </table:table-cell>
          <table:table-cell office:value-type="float" office:value="130.69666" calcext:value-type="float">
            <text:p>130.69666</text:p>
          </table:table-cell>
          <table:table-cell office:value-type="float" office:value="212.70486" calcext:value-type="float">
            <text:p>212.70486</text:p>
          </table:table-cell>
        </table:table-row>
        <table:table-row table:style-name="ro1">
          <table:table-cell office:value-type="string" calcext:value-type="string">
            <text:p>2017/5/24</text:p>
          </table:table-cell>
          <table:table-cell office:value-type="float" office:value="127.49648" calcext:value-type="float">
            <text:p>127.49648</text:p>
          </table:table-cell>
          <table:table-cell office:value-type="float" office:value="209.50468" calcext:value-type="float">
            <text:p>209.50468</text:p>
          </table:table-cell>
        </table:table-row>
        <table:table-row table:style-name="ro1">
          <table:table-cell office:value-type="string" calcext:value-type="string">
            <text:p>2017/5/25</text:p>
          </table:table-cell>
          <table:table-cell office:value-type="float" office:value="124.2956" calcext:value-type="float">
            <text:p>124.2956</text:p>
          </table:table-cell>
          <table:table-cell office:value-type="float" office:value="206.3038" calcext:value-type="float">
            <text:p>206.3038</text:p>
          </table:table-cell>
        </table:table-row>
        <table:table-row table:style-name="ro1">
          <table:table-cell office:value-type="string" calcext:value-type="string">
            <text:p>2017/5/26</text:p>
          </table:table-cell>
          <table:table-cell office:value-type="float" office:value="160.29486" calcext:value-type="float">
            <text:p>160.29486</text:p>
          </table:table-cell>
          <table:table-cell office:value-type="float" office:value="242.30306" calcext:value-type="float">
            <text:p>242.30306</text:p>
          </table:table-cell>
        </table:table-row>
        <table:table-row table:style-name="ro1">
          <table:table-cell office:value-type="string" calcext:value-type="string">
            <text:p>2017/5/31</text:p>
          </table:table-cell>
          <table:table-cell office:value-type="float" office:value="157.09312" calcext:value-type="float">
            <text:p>157.09312</text:p>
          </table:table-cell>
          <table:table-cell office:value-type="float" office:value="239.10132" calcext:value-type="float">
            <text:p>239.10132</text:p>
          </table:table-cell>
        </table:table-row>
        <table:table-row table:style-name="ro1">
          <table:table-cell office:value-type="string" calcext:value-type="string">
            <text:p>2017/6/1</text:p>
          </table:table-cell>
          <table:table-cell office:value-type="float" office:value="153.89248" calcext:value-type="float">
            <text:p>153.89248</text:p>
          </table:table-cell>
          <table:table-cell office:value-type="float" office:value="235.90068" calcext:value-type="float">
            <text:p>235.90068</text:p>
          </table:table-cell>
        </table:table-row>
        <table:table-row table:style-name="ro1">
          <table:table-cell office:value-type="string" calcext:value-type="string">
            <text:p>2017/6/2</text:p>
          </table:table-cell>
          <table:table-cell office:value-type="float" office:value="150.69018" calcext:value-type="float">
            <text:p>150.69018</text:p>
          </table:table-cell>
          <table:table-cell office:value-type="float" office:value="232.69838" calcext:value-type="float">
            <text:p>232.69838</text:p>
          </table:table-cell>
        </table:table-row>
        <table:table-row table:style-name="ro1">
          <table:table-cell office:value-type="string" calcext:value-type="string">
            <text:p>2017/6/3</text:p>
          </table:table-cell>
          <table:table-cell office:value-type="float" office:value="147.4872" calcext:value-type="float">
            <text:p>147.4872</text:p>
          </table:table-cell>
          <table:table-cell office:value-type="float" office:value="229.4954" calcext:value-type="float">
            <text:p>229.4954</text:p>
          </table:table-cell>
        </table:table-row>
        <table:table-row table:style-name="ro1">
          <table:table-cell office:value-type="string" calcext:value-type="string">
            <text:p>2017/6/5</text:p>
          </table:table-cell>
          <table:table-cell office:value-type="float" office:value="144.2842" calcext:value-type="float">
            <text:p>144.2842</text:p>
          </table:table-cell>
          <table:table-cell office:value-type="float" office:value="226.2924" calcext:value-type="float">
            <text:p>226.2924</text:p>
          </table:table-cell>
        </table:table-row>
        <table:table-row table:style-name="ro1">
          <table:table-cell office:value-type="string" calcext:value-type="string">
            <text:p>2017/6/6</text:p>
          </table:table-cell>
          <table:table-cell office:value-type="float" office:value="141.08024" calcext:value-type="float">
            <text:p>141.08024</text:p>
          </table:table-cell>
          <table:table-cell office:value-type="float" office:value="223.08844" calcext:value-type="float">
            <text:p>223.08844</text:p>
          </table:table-cell>
        </table:table-row>
        <table:table-row table:style-name="ro1">
          <table:table-cell office:value-type="string" calcext:value-type="string">
            <text:p>2017/6/7</text:p>
          </table:table-cell>
          <table:table-cell office:value-type="float" office:value="137.8766" calcext:value-type="float">
            <text:p>137.8766</text:p>
          </table:table-cell>
          <table:table-cell office:value-type="float" office:value="219.8848" calcext:value-type="float">
            <text:p>219.8848</text:p>
          </table:table-cell>
        </table:table-row>
        <table:table-row table:style-name="ro1">
          <table:table-cell office:value-type="string" calcext:value-type="string">
            <text:p>2017/6/8</text:p>
          </table:table-cell>
          <table:table-cell office:value-type="float" office:value="134.67248" calcext:value-type="float">
            <text:p>134.67248</text:p>
          </table:table-cell>
          <table:table-cell office:value-type="float" office:value="216.68068" calcext:value-type="float">
            <text:p>216.68068</text:p>
          </table:table-cell>
        </table:table-row>
        <table:table-row table:style-name="ro1">
          <table:table-cell office:value-type="string" calcext:value-type="string">
            <text:p>2017/6/9</text:p>
          </table:table-cell>
          <table:table-cell office:value-type="float" office:value="131.46784" calcext:value-type="float">
            <text:p>131.46784</text:p>
          </table:table-cell>
          <table:table-cell office:value-type="float" office:value="213.47604" calcext:value-type="float">
            <text:p>213.47604</text:p>
          </table:table-cell>
        </table:table-row>
        <table:table-row table:style-name="ro1">
          <table:table-cell office:value-type="string" calcext:value-type="string">
            <text:p>2017/6/12</text:p>
          </table:table-cell>
          <table:table-cell office:value-type="float" office:value="128.2653" calcext:value-type="float">
            <text:p>128.2653</text:p>
          </table:table-cell>
          <table:table-cell office:value-type="float" office:value="210.2735" calcext:value-type="float">
            <text:p>210.2735</text:p>
          </table:table-cell>
        </table:table-row>
        <table:table-row table:style-name="ro1">
          <table:table-cell office:value-type="string" calcext:value-type="string">
            <text:p>2017/6/13</text:p>
          </table:table-cell>
          <table:table-cell office:value-type="float" office:value="125.0628" calcext:value-type="float">
            <text:p>125.0628</text:p>
          </table:table-cell>
          <table:table-cell office:value-type="float" office:value="207.071" calcext:value-type="float">
            <text:p>207.071</text:p>
          </table:table-cell>
        </table:table-row>
        <table:table-row table:style-name="ro1">
          <table:table-cell office:value-type="string" calcext:value-type="string">
            <text:p>2017/6/14</text:p>
          </table:table-cell>
          <table:table-cell office:value-type="float" office:value="121.85954" calcext:value-type="float">
            <text:p>121.85954</text:p>
          </table:table-cell>
          <table:table-cell office:value-type="float" office:value="285.86938" calcext:value-type="float">
            <text:p>285.86938</text:p>
          </table:table-cell>
        </table:table-row>
        <table:table-row table:style-name="ro1">
          <table:table-cell office:value-type="string" calcext:value-type="string">
            <text:p>2017/6/15</text:p>
          </table:table-cell>
          <table:table-cell office:value-type="float" office:value="118.65848" calcext:value-type="float">
            <text:p>118.65848</text:p>
          </table:table-cell>
          <table:table-cell office:value-type="float" office:value="282.66832" calcext:value-type="float">
            <text:p>282.66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46:25.744504192</dc:date>
    <meta:editing-duration>PT1M33S</meta:editing-duration>
    <meta:editing-cycles>1</meta:editing-cycles>
    <meta:document-statistic meta:table-count="1" meta:cell-count="32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08" chart:data-source-has-labels="row" svg:x="0.32cm" svg:y="0.18cm" svg:width="13.361cm" svg:height="8.64cm">
          <chartooo:coordinate-region svg:x="1.118cm" svg:y="0.38cm" svg:width="12.55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08" chart:label-cell-address="option_roi_result.B1:option_roi_result.B1" chart:class="chart:bar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536">
                <text:p>-3.18536</text:p>
                <draw:g>
                  <svg:desc>option_roi_result.B2:option_roi_result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7102">
                <text:p>-6.3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44198">
                <text:p>72.44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25496">
                <text:p>69.25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06742">
                <text:p>66.06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88082">
                <text:p>62.88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9296">
                <text:p>59.69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50594">
                <text:p>56.50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1822">
                <text:p>53.31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13106">
                <text:p>50.13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.1299">
                <text:p>107.1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94322">
                <text:p>103.94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75652">
                <text:p>100.75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5709">
                <text:p>97.5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38448">
                <text:p>94.38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19598">
                <text:p>91.19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00594">
                <text:p>88.00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.81754">
                <text:p>84.81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62796">
                <text:p>81.62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43802">
                <text:p>78.43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2478">
                <text:p>75.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05748">
                <text:p>72.057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.86388">
                <text:p>150.86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.67052">
                <text:p>147.67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.47598">
                <text:p>144.47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.2815">
                <text:p>141.2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.08516">
                <text:p>138.08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89">
                <text:p>134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.69448">
                <text:p>131.69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4988">
                <text:p>128.4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.3033">
                <text:p>125.3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.10768">
                <text:p>122.10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91212">
                <text:p>118.9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71676">
                <text:p>115.716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52148">
                <text:p>112.52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.3263">
                <text:p>109.3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.13338">
                <text:p>106.13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.94056">
                <text:p>102.94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74666">
                <text:p>99.74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5519">
                <text:p>96.5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35708">
                <text:p>93.35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1641">
                <text:p>90.1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.97118">
                <text:p>86.97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.77688">
                <text:p>83.77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.582">
                <text:p>80.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38586">
                <text:p>77.38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18882">
                <text:p>74.18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99138">
                <text:p>70.99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7929">
                <text:p>67.7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.59514">
                <text:p>64.59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39636">
                <text:p>61.39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19786">
                <text:p>58.19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00034">
                <text:p>55.00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80198">
                <text:p>51.801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60398">
                <text:p>48.60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.40674">
                <text:p>45.40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.20954">
                <text:p>42.20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01252">
                <text:p>39.01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81388">
                <text:p>35.81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4.61742">
                <text:p>114.61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.42002">
                <text:p>111.42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.22266">
                <text:p>108.22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02626">
                <text:p>105.02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83018">
                <text:p>101.83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.63566">
                <text:p>180.63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.44082">
                <text:p>177.440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.24564">
                <text:p>174.24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1.0516">
                <text:p>171.0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7.8596">
                <text:p>167.85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.66626">
                <text:p>164.66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1.47128">
                <text:p>161.47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.27632">
                <text:p>158.276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.07918">
                <text:p>155.07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1.88256">
                <text:p>151.88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.68558">
                <text:p>148.68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.68496">
                <text:p>178.68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.48608">
                <text:p>175.48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2.2871">
                <text:p>172.2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.08822">
                <text:p>169.08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88968">
                <text:p>165.88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6914">
                <text:p>162.6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.49268">
                <text:p>159.49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.29348">
                <text:p>156.29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3.0938">
                <text:p>153.0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.89396">
                <text:p>149.89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.69312">
                <text:p>146.69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3.49322">
                <text:p>143.49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0.29512">
                <text:p>140.29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.09572">
                <text:p>137.09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.89638">
                <text:p>133.896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0.69666">
                <text:p>130.69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49648">
                <text:p>127.496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.2956">
                <text:p>124.29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0.29486">
                <text:p>160.29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.09312">
                <text:p>157.09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.89248">
                <text:p>153.89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.69018">
                <text:p>150.69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.4872">
                <text:p>147.48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.2842">
                <text:p>144.2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.08024">
                <text:p>141.08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7.8766">
                <text:p>137.87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4.67248">
                <text:p>134.67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.46784">
                <text:p>131.46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.2653">
                <text:p>128.26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.0628">
                <text:p>125.0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85954">
                <text:p>121.85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.65848">
                <text:p>118.65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08" chart:data-source-has-labels="row" svg:x="0.32cm" svg:y="0.18cm" svg:width="13.414cm" svg:height="8.64cm">
          <chartooo:coordinate-region svg:x="1.119cm" svg:y="0.379cm" svg:width="12.60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08" chart:label-cell-address="option_roi_result.C1:option_roi_result.C1" chart:class="chart:bar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536">
                <text:p>-3.18536</text:p>
                <draw:g>
                  <svg:desc>option_roi_result.C2:option_roi_result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7102">
                <text:p>-6.3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5638">
                <text:p>-9.55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434">
                <text:p>-12.7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3094">
                <text:p>-15.9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11754">
                <text:p>-19.11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3054">
                <text:p>-22.3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49242">
                <text:p>-25.49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68014">
                <text:p>-28.68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8673">
                <text:p>-31.8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13154">
                <text:p>25.13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94486">
                <text:p>21.94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75816">
                <text:p>18.75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7254">
                <text:p>15.57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8612">
                <text:p>12.3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9762">
                <text:p>9.19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00922">
                <text:p>88.00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.82082">
                <text:p>84.82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63124">
                <text:p>81.63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4413">
                <text:p>78.4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.25108">
                <text:p>75.25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06076">
                <text:p>72.06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8688">
                <text:p>68.8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67544">
                <text:p>65.67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4809">
                <text:p>62.4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8642">
                <text:p>59.28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09008">
                <text:p>56.09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89492">
                <text:p>52.89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.6994">
                <text:p>49.6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50372">
                <text:p>46.50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30822">
                <text:p>43.30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1126">
                <text:p>40.1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91704">
                <text:p>36.91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72168">
                <text:p>33.72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5264">
                <text:p>30.5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33122">
                <text:p>27.33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1383">
                <text:p>24.1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94548">
                <text:p>20.945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75158">
                <text:p>17.75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55682">
                <text:p>14.55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36364">
                <text:p>93.36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.1723">
                <text:p>172.1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.97938">
                <text:p>168.97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.78508">
                <text:p>165.78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.5902">
                <text:p>162.5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39406">
                <text:p>159.39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.19702">
                <text:p>156.19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.99958">
                <text:p>152.99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.8011">
                <text:p>149.8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60334">
                <text:p>146.60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.40456">
                <text:p>143.40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.20606">
                <text:p>140.20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7.00854">
                <text:p>137.00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81018">
                <text:p>133.81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0.61218">
                <text:p>130.612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.41494">
                <text:p>127.41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.21774">
                <text:p>124.21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1.02072">
                <text:p>121.02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.82208">
                <text:p>117.82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6.62562">
                <text:p>196.62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3.42822">
                <text:p>193.42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0.23086">
                <text:p>190.23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7.03446">
                <text:p>187.03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.83838">
                <text:p>183.838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2.64386">
                <text:p>262.64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9.44902">
                <text:p>259.4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.25384">
                <text:p>256.25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3.0598">
                <text:p>253.0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.8678">
                <text:p>249.8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6.67446">
                <text:p>246.67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.47948">
                <text:p>243.47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0.28452">
                <text:p>240.28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7.08738">
                <text:p>237.08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.89076">
                <text:p>233.89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.69378">
                <text:p>230.69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.69316">
                <text:p>260.69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.49428">
                <text:p>257.49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.2953">
                <text:p>254.2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09642">
                <text:p>251.09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7.89788">
                <text:p>247.89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4.6996">
                <text:p>244.6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1.50088">
                <text:p>241.5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8.30168">
                <text:p>238.30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.102">
                <text:p>235.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.90216">
                <text:p>231.90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8.70132">
                <text:p>228.70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5.50142">
                <text:p>225.50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2.30332">
                <text:p>222.30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9.10392">
                <text:p>219.103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90458">
                <text:p>215.90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.70486">
                <text:p>212.70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9.50468">
                <text:p>209.50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.3038">
                <text:p>206.3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2.30306">
                <text:p>242.30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9.10132">
                <text:p>239.10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5.90068">
                <text:p>235.900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2.69838">
                <text:p>232.69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9.4954">
                <text:p>229.4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.2924">
                <text:p>226.2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3.08844">
                <text:p>223.08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9.8848">
                <text:p>219.88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6.68068">
                <text:p>216.680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3.47604">
                <text:p>213.476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.2735">
                <text:p>210.27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7.071">
                <text:p>207.0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5.86938">
                <text:p>285.86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2.66832">
                <text:p>282.6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